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575cm" svg:height="2.077cm" draw:transform="skewX (0.000872664625997169) rotate (-3.04367968255291) translate (5.5273280803705cm 4.8766436568036cm)" svg:viewBox="0 0 1576 2078" svg:d="M65 485c312-646 1426-675 1505 84 78 758-543 1495-1492 1509-116-8-147-835 230-785 376 50 729-197 602-402-126-206-442-282-724 14-96 50-211-323-121-420z">
          <text:p/>
        </draw:path>
        <draw:path draw:style-name="gr2" draw:text-style-name="P1" draw:layer="layout" svg:width="1.305cm" svg:height="1.768cm" draw:transform="rotate (0.675616953447005) translate (4.4458685777477cm 3.5481441010598cm)" svg:viewBox="0 0 1306 1769" svg:d="M0 1633c87-224 457-905 431-1281-28-378 873-481 875-164-54 311-324 1053-447 1390-122 338-872 143-859 55z">
          <text:p/>
        </draw:path>
        <draw:path draw:style-name="gr2" draw:text-style-name="P1" draw:layer="layout" svg:width="0.903cm" svg:height="0.661cm" draw:transform="rotate (-2.15757602131539) translate (6.2439911071038cm 4.317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2cm" svg:height="0.661cm" draw:transform="rotate (-2.15687788961459) translate (5.72662447873199cm 2.957961441795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2:23.467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